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2pt" fo:font-weight="normal" officeooo:rsid="00265213" officeooo:paragraph-rsid="00265213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text-position="0% 100%" fo:font-size="12pt" fo:font-weight="normal" officeooo:rsid="0027a547" officeooo:paragraph-rsid="0027a547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text-position="0% 100%" fo:font-size="12pt" fo:font-weight="normal" officeooo:rsid="002972e4" officeooo:paragraph-rsid="002972e4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fo:font-weight="normal" officeooo:rsid="002a8c25" officeooo:paragraph-rsid="002a8c25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fo:font-weight="normal" officeooo:rsid="002c66bf" officeooo:paragraph-rsid="002c66bf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2d8a4f" officeooo:paragraph-rsid="002d8a4f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fo:font-weight="bold" officeooo:rsid="00265213" officeooo:paragraph-rsid="00265213" style:font-size-asian="10.5pt" style:font-weight-asian="bold" style:font-size-complex="12pt" style:font-weight-complex="bold"/>
    </style:style>
    <style:style style:name="P8" style:family="paragraph" style:parent-style-name="Standard">
      <style:text-properties style:text-position="0% 100%" fo:font-size="12pt" fo:font-weight="bold" officeooo:rsid="0027a547" officeooo:paragraph-rsid="0027a547" style:font-size-asian="10.5pt" style:font-weight-asian="bold" style:font-size-complex="12pt" style:font-weight-complex="bold"/>
    </style:style>
    <style:style style:name="P9" style:family="paragraph" style:parent-style-name="Standard">
      <style:text-properties style:text-position="0% 100%" fo:font-size="12pt" fo:font-weight="bold" officeooo:rsid="002972e4" officeooo:paragraph-rsid="002972e4" style:font-size-asian="10.5pt" style:font-weight-asian="bold" style:font-size-complex="12pt" style:font-weight-complex="bold"/>
    </style:style>
    <style:style style:name="P10" style:family="paragraph" style:parent-style-name="Standard">
      <style:text-properties style:text-position="0% 100%" fo:font-size="12pt" fo:font-weight="bold" officeooo:rsid="002a8c25" officeooo:paragraph-rsid="002a8c25" style:font-size-asian="10.5pt" style:font-weight-asian="bold" style:font-size-complex="12pt" style:font-weight-complex="bold"/>
    </style:style>
    <style:style style:name="P11" style:family="paragraph" style:parent-style-name="Standard">
      <style:text-properties style:text-position="0% 100%" fo:font-size="12pt" fo:font-weight="bold" officeooo:rsid="002b2c13" officeooo:paragraph-rsid="002b2c13" style:font-size-asian="10.5pt" style:font-weight-asian="bold" style:font-size-complex="12pt" style:font-weight-complex="bold"/>
    </style:style>
    <style:style style:name="P12" style:family="paragraph" style:parent-style-name="Standard">
      <style:text-properties style:text-position="0% 100%" fo:font-size="12pt" fo:font-weight="bold" officeooo:rsid="002c66bf" officeooo:paragraph-rsid="002c66bf" style:font-size-asian="10.5pt" style:font-weight-asian="bold" style:font-size-complex="12pt" style:font-weight-complex="bold"/>
    </style:style>
    <style:style style:name="P13" style:family="paragraph" style:parent-style-name="Standard">
      <style:text-properties style:text-position="0% 100%" fo:font-size="12pt" fo:font-weight="bold" officeooo:rsid="002d1fff" officeooo:paragraph-rsid="002d1fff" style:font-size-asian="10.5pt" style:font-weight-asian="bold" style:font-size-complex="12pt" style:font-weight-complex="bold"/>
    </style:style>
    <style:style style:name="P14" style:family="paragraph" style:parent-style-name="Standard">
      <style:text-properties style:text-position="0% 100%" fo:font-size="12pt" fo:font-weight="bold" officeooo:rsid="002d8a4f" officeooo:paragraph-rsid="002d8a4f" style:font-size-asian="10.5pt" style:font-weight-asian="bold" style:font-size-complex="12pt" style:font-weight-complex="bold"/>
    </style:style>
    <style:style style:name="P15" style:family="paragraph" style:parent-style-name="Standard">
      <style:text-properties style:text-position="0% 100%" fo:font-size="12pt" fo:font-weight="bold" officeooo:rsid="0033fe37" officeooo:paragraph-rsid="0033fe37" style:font-size-asian="10.5pt" style:font-weight-asian="bold" style:font-size-complex="12pt" style:font-weight-complex="bold"/>
    </style:style>
    <style:style style:name="P16" style:family="paragraph" style:parent-style-name="Standard">
      <style:text-properties style:text-position="0% 100%" fo:font-size="12pt" fo:font-weight="bold" officeooo:rsid="00345b1a" officeooo:paragraph-rsid="00345b1a" style:font-size-asian="10.5pt" style:font-weight-asian="bold" style:font-size-complex="12pt" style:font-weight-complex="bold"/>
    </style:style>
    <style:style style:name="P17" style:family="paragraph" style:parent-style-name="Standard">
      <style:text-properties style:text-position="0% 100%" fo:font-size="12pt" fo:font-weight="normal" officeooo:rsid="002d8a4f" officeooo:paragraph-rsid="0032a2f4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text-position="0% 100%" fo:font-size="12pt" fo:font-weight="normal" officeooo:rsid="0032a2f4" officeooo:paragraph-rsid="0032a2f4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a2f4" style:font-weight-asian="bold" style:font-weight-complex="bold"/>
    </style:style>
    <style:style style:name="T3" style:family="text">
      <style:text-properties officeooo:rsid="0027a547"/>
    </style:style>
    <style:style style:name="T4" style:family="text">
      <style:text-properties officeooo:rsid="002972e4"/>
    </style:style>
    <style:style style:name="T5" style:family="text">
      <style:text-properties officeooo:rsid="002a8c25"/>
    </style:style>
    <style:style style:name="T6" style:family="text">
      <style:text-properties officeooo:rsid="002b2c13"/>
    </style:style>
    <style:style style:name="T7" style:family="text">
      <style:text-properties officeooo:rsid="002c66bf"/>
    </style:style>
    <style:style style:name="T8" style:family="text">
      <style:text-properties officeooo:rsid="002d1fff"/>
    </style:style>
    <style:style style:name="T9" style:family="text">
      <style:text-properties officeooo:rsid="002e7a0f"/>
    </style:style>
    <style:style style:name="T10" style:family="text">
      <style:text-properties officeooo:rsid="0032a2f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42628" style:font-weight-asian="normal" style:font-weight-complex="normal"/>
    </style:style>
    <style:style style:name="T13" style:family="text">
      <style:text-properties fo:font-weight="normal" officeooo:rsid="00345b1a" style:font-weight-asian="normal" style:font-weight-complex="normal"/>
    </style:style>
    <style:style style:name="T14" style:family="text">
      <style:text-properties fo:font-weight="normal" officeooo:rsid="0034be43" style:font-weight-asian="normal" style:font-weight-complex="normal"/>
    </style:style>
    <style:style style:name="T15" style:family="text">
      <style:text-properties fo:font-weight="normal" officeooo:rsid="0035f9a6" style:font-weight-asian="normal" style:font-weight-complex="normal"/>
    </style:style>
    <style:style style:name="T16" style:family="text">
      <style:text-properties officeooo:rsid="0032ae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elcome to the world of the walking dead. Your character’s stats and attributes had been selected for you. Say <text:span text:style-name="T3">character</text:span> screen out loud or mentally to look at it.</text:p>
      <text:p text:style-name="P7"/>
      <text:p text:style-name="P1">Was the words in the screen that greeted me. ‘huh I’m a gamer now. Walking dead.... <text:span text:style-name="T3">nice</text:span> could’ve been <text:span text:style-name="T3">better though</text:span>. This part about my stats and attributes being chosen for me sucks though. Hey game are you responsive to my thoughts?’</text:p>
      <text:p text:style-name="P1"/>
      <text:p text:style-name="P8">Recommended that you check your stats and attributes. You can do this by saying stats or thinking the word character screen very strongly.</text:p>
      <text:p text:style-name="P8"/>
      <text:p text:style-name="P2">‘I’ll take that as a yes then. Later when I level up can I assign stat points and raise each stats through exercising and studying?’</text:p>
      <text:p text:style-name="P2"/>
      <text:p text:style-name="P8">Recommended that you check your stats and attributes. You can do this by saying stats or thinking the word character screen very strongly.</text:p>
      <text:p text:style-name="P8"/>
      <text:p text:style-name="P2">‘okay since the game doesn’t look too responsive I guess I'll just do what it says. <text:span text:style-name="T1">Character screen</text:span>’</text:p>
      <text:p text:style-name="P2"/>
      <text:p text:style-name="P8">N<text:span text:style-name="T5">ame</text:span>: Antonio Miguel <text:span text:style-name="T4">Hernandez Lopez</text:span></text:p>
      <text:p text:style-name="P3"/>
      <text:p text:style-name="P3">I looked at the name. It clearly was a <text:span text:style-name="T9">Hispanic</text:span> name it made me panic a little since I was Asian before. </text:p>
      <text:p text:style-name="P3"/>
      <text:p text:style-name="P9">Gamer’s Mind Activated Panic status negated</text:p>
      <text:p text:style-name="P9"/>
      <text:p text:style-name="P3">It forced me to calm down. Getting over the consequences of having a <text:span text:style-name="T9">Hispanic</text:span> name I looked at the rest of my Character screen.</text:p>
      <text:p text:style-name="P3"/>
      <text:p text:style-name="P9">A<text:span text:style-name="T5">ge</text:span>: 21</text:p>
      <text:p text:style-name="P9"/>
      <text:p text:style-name="P9">Title/s: The Gamer</text:p>
      <text:p text:style-name="P9"/>
      <text:p text:style-name="P9">LVL: 1</text:p>
      <text:p text:style-name="P9"/>
      <text:p text:style-name="P9">HP: 100</text:p>
      <text:p text:style-name="P9"/>
      <text:p text:style-name="P10">ST: 100</text:p>
      <text:p text:style-name="P9"><text:line-break/>STR: 20</text:p>
      <text:p text:style-name="P9"/>
      <text:p text:style-name="P9"><text:span text:style-name="T5">VIT</text:span>: <text:span text:style-name="T5">20</text:span></text:p>
      <text:p text:style-name="P9"/>
      <text:p text:style-name="P10">END: 20</text:p>
      <text:p text:style-name="P10"/>
      <text:p text:style-name="P10">DEX: 20</text:p>
      <text:p text:style-name="P10"/>
      <text:p text:style-name="P10">INT: 20</text:p>
      <text:p text:style-name="P10"/>
      <text:p text:style-name="P10">WIS: 20</text:p>
      <text:p text:style-name="P10"/>
      <text:p text:style-name="P10"><text:soft-page-break/>LCK: 20</text:p>
      <text:p text:style-name="P10"/>
      <text:p text:style-name="P10">POINTS: 20</text:p>
      <text:p text:style-name="P9"/>
      <text:p text:style-name="P10">Money: $300</text:p>
      <text:p text:style-name="P10"/>
      <text:p text:style-name="P11">INVENTORY[]</text:p>
      <text:p text:style-name="P11"/>
      <text:p text:style-name="P10">ABILITIES[]</text:p>
      <text:p text:style-name="P10"/>
      <text:p text:style-name="P12">PERKS[]</text:p>
      <text:p text:style-name="P12"/>
      <text:p text:style-name="P13">PP: <text:span text:style-name="T9">0</text:span></text:p>
      <text:p text:style-name="P10"/>
      <text:p text:style-name="P10">Press the words for an explanation to pop up.</text:p>
      <text:p text:style-name="P10"/>
      <text:p text:style-name="P4">Pressing the HP it showed the explanation for everything. A bit of a lazy design but it’s okay.</text:p>
      <text:p text:style-name="P4"/>
      <text:p text:style-name="P10">HP your health points to increase your HP you have to Equip armour and increase your vitality.</text:p>
      <text:p text:style-name="P10"/>
      <text:p text:style-name="P10">ST abbreviation for stamina to increase stamina y<text:span text:style-name="T6">ou have to increase your endurance.</text:span></text:p>
      <text:p text:style-name="P10"/>
      <text:p text:style-name="P10">STR abbreviation for strength. To increase this you have to do strength exercises. Increasing strength will also increase your body size. Any <text:span text:style-name="T6">items weighing down</text:span> your body will decrease your strength.</text:p>
      <text:p text:style-name="P10"/>
      <text:p text:style-name="P10">VIT abbreviation for vitality. To increase this you have to survive through diseases or get damaged and heal thoroughly.</text:p>
      <text:p text:style-name="P10"/>
      <text:p text:style-name="P10">END abbreviation for endurance. <text:span text:style-name="T6">To increase endurance you have to empty your stamina.</text:span></text:p>
      <text:p text:style-name="P9"/>
      <text:p text:style-name="P11">DEX abbreviation for dexterity. To increase one has to do speed exercises. Any items weighing on the body will decrease DEX.</text:p>
      <text:p text:style-name="P11"/>
      <text:p text:style-name="P11">INT abbreviation for intelligence. To increase intelligence one has to do memorization.</text:p>
      <text:p text:style-name="P11"/>
      <text:p text:style-name="P11">WIS abbreviation for wisdom. To increase wisdom problem solving skills need to be increased.</text:p>
      <text:p text:style-name="P11"/>
      <text:p text:style-name="P11">LCK abbreviation for luck. To increase luck there is no way to increase luck without using <text:s/>points.</text:p>
      <text:p text:style-name="P9"/>
      <text:p text:style-name="P11">Money, any currenc<text:span text:style-name="T7">y once put in your inventory can be used for anything.</text:span></text:p>
      <text:p text:style-name="P11"><text:line-break/><text:span text:style-name="T7">Inventory your pocket dimension that you can store any inanimate thing in. Unlimited space, only items that are smaller than a man and weighs smaller than a man can fit in. Preserves any food put inside.</text:span></text:p>
      <text:p text:style-name="P11"/>
      <text:p text:style-name="P12">Abilities, any skill that you’ve learned. <text:span text:style-name="T8">Unlimited limit. One can gain as many skills they want. All abilities have a maximum level of 100</text:span></text:p>
      <text:p text:style-name="P12"><text:soft-page-break/></text:p>
      <text:p text:style-name="P12">Perk, any bonuses that is not a skill. <text:span text:style-name="T8">Will gain points for perk every ten levels.</text:span></text:p>
      <text:p text:style-name="P12"/>
      <text:p text:style-name="P13">PP abbreviation of perk points.</text:p>
      <text:p text:style-name="P12"/>
      <text:p text:style-name="P5">Overall there was nothing but good new<text:span text:style-name="T8">s in the character screen. I look at the square brackets next to inventory, abilities and perks. Failing to figure what it was he pressed Inventory.</text:span></text:p>
      <text:p text:style-name="P5"/>
      <text:p text:style-name="P13">Inventory</text:p>
      <text:p text:style-name="P13">[</text:p>
      <text:p text:style-name="P13">no items.</text:p>
      <text:p text:style-name="P13">]</text:p>
      <text:p text:style-name="P13"/>
      <text:p text:style-name="P6">Now knowing what the square brackets are for he pressed the little red x in the top right corner.</text:p>
      <text:p text:style-name="P6"/>
      <text:p text:style-name="P14">You are gonna wake up once you exit this notification. The current <text:span text:style-name="T9">date</text:span> is 1 day before out break. You may mentally say exit to exit.</text:p>
      <text:p text:style-name="P14"/>
      <text:p text:style-name="P17">‘<text:span text:style-name="T1">EXIT</text:span>’ I thought then I became aware of my body. <text:span text:style-name="T9">I get up of my bed and look around the room. The whole room was messy nothing was organized. It looked like the room was never cleaned for at least 2 months. There was a big mirror beside the door. I went in front in front of it looked at what I looked like. I couldn’t rate what I looked. I looked like the person one would get if they search average Spanish person. Not Latino, Spaniard a person from Spain. I had black short hair, thick eyebrows , black eyes. That’s it, that’s about how I can describe my face. My body was comparable to the average American back in the 1970s in build. My height however I couldn’t know cause I haven’t measured it yet. Trying to find a way to measure it I look around I see flip flops with a tag still on them checking. I see that the tag says 12 inches. Using that as a base I start measuring myself with the flip flops.</text:span></text:p>
      <text:p text:style-name="P17"/>
      <text:p text:style-name="P17"><text:span text:style-name="T2">+1 wisdom for improvising with the flip flops.</text:span></text:p>
      <text:p text:style-name="P17"><text:span text:style-name="T2"/></text:p>
      <text:p text:style-name="P17"><text:span text:style-name="T10">“Nice” I say out loud. Didn’t know was this easy to bring up my stats. Putting one of the flip flops vertically on my feet. I count one in my head. I was about to move the one flip flop up when I thought of a better way.</text:span></text:p>
      <text:p text:style-name="P17"/>
      <text:p text:style-name="P18">+<text:span text:style-name="T1">1 wisdom for finding a better way to use the flip flops as a measuring tool.</text:span></text:p>
      <text:p text:style-name="P18"><text:span text:style-name="T1"/></text:p>
      <text:p text:style-name="P18">Thinking exit to exit the notification I put the other flip flop on top of the flip flop on my hands. Then I repeated the cycle. I was about <text:span text:style-name="T16">6 and 1/4 flip flops. Which means I am around 6’3 which is pretty tall in my view. Pretty tall since I was only 5’9 as an Asian and I was already pretty tall among my pears in my hometown. Realizing that I’m in a game I immediately try to go outside to see where I am. To make a plan that I’m not gonna follow later. Upon holding on the door a notification pops up.</text:span></text:p>
      <text:p text:style-name="P18"/>
      <text:p text:style-name="P15">You are not done exploring the game features to finish tutorial say or think Menu. <text:span text:style-name="T11">I comply and think ’</text:span>MENU<text:span text:style-name="T11">’.</text:span></text:p>
      <text:p text:style-name="P15"><text:span text:style-name="T11"/></text:p>
      <text:p text:style-name="P15">MENU</text:p>
      <text:p text:style-name="P15"/>
      <text:p text:style-name="P15">Options</text:p>
      <text:p text:style-name="P15">Shop</text:p>
      <text:p text:style-name="P15"><text:soft-page-break/></text:p>
      <text:p text:style-name="P15">Character</text:p>
      <text:p text:style-name="P18"/>
      <text:p text:style-name="P15">Press or think Options to open it.<text:span text:style-name="T11"> Pressing Options the pop up changes again.</text:span> <text:span text:style-name="T11">It showed subtitles turned off, health off, and notification pop up option at full display. Deciding to set things right I turn subtitles on, health on putting a body and with a green colour and notification to a small circle on my sight. I test the health thing by punching the brick wall by the window. </text:span><text:span text:style-name="T12">The fist of the character in my top left corner became yellow green. Deciding to test if I can sleep the damage off I go to bed. The notification circle gets a number on it’s side I think of opening it and it opened. </text:span><text:span text:style-name="T13">The circle became a very long rectangle with numbers. The number one having bed on its side. Thinking about the bed notification it expands even further becoming one like the original notification.</text:span></text:p>
      <text:p text:style-name="P15"><text:span text:style-name="T13"/></text:p>
      <text:p text:style-name="P16">How long would you like to sleep think of the number of hours and/or minutes you want.<text:span text:style-name="T11"> ‘ 1 hour’ I thought and immediately I blacked out. I woke up again and saw a notification in the circle. I did the whole process and another notification replaced the previous one opening it I read. It said that my fist had fully healed. Satisfied with the experiment I exit </text:span><text:span text:style-name="T14">Options. I then check Shop there I found a lot of things. Apparently I was part of an open multiverse the shop had a lot of people inside it offering many deals. I search for food and voila I see a deal a very cheap one too. $1 for 6 packs of noodles I take it to experiment with the shop. The notification said that it was in my inventory. I check the inventory and it’s right there. So with all the game features figured out </text:span><text:span text:style-name="T15">I go out of the doors I was at Atlanta day -1 of the outbreak. So started my journey fixing the Walking De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54:51.117000000</meta:creation-date>
    <dc:date>2018-11-19T22:34:13.916000000</dc:date>
    <meta:editing-duration>PT46M54S</meta:editing-duration>
    <meta:editing-cycles>8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63" meta:word-count="1315" meta:character-count="7043" meta:non-whitespace-character-count="5787"/>
  </office:meta>
</office:document-meta>
</file>